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7" style:family="table-cell" style:parent-style-name="Pivot_20_Table_20_Value" style:data-style-name="N0"/>
    <style:style style:name="ce2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>
      <style:table-cell-properties fo:border-bottom="none" fo:border-left="0.99pt solid #000000" fo:border-right="none" fo:border-top="none"/>
    </style:style>
    <style:style style:name="ce31" style:family="table-cell" style:parent-style-name="Pivot_20_Table_20_Value">
      <style:table-cell-properties fo:border-bottom="none" fo:border-left="none" fo:border-right="none" fo:border-top="0.99pt solid #000000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5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3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0" style:family="table-cell" style:parent-style-name="Pivot_20_Table_20_Value">
      <style:table-cell-properties fo:border-bottom="none" fo:border-left="none" fo:border-right="0.99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4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8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0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LKBHausw_20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m_name</text:p>
          </table:table-cell>
          <table:table-cell office:value-type="string" calcext:value-type="string">
            <text:p>ortsteil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trip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greenhouse_horticul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ug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brownfiel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emeter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for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greenhouse_horticultur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plant_nurser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education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ailway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educatio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vine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greenhouse_horticultur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ad Kroz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cemeter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Bie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Hausen an der Möhli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Schlatt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greenfiel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ad Krozingen</text:p>
          </table:table-cell>
          <table:table-cell office:value-type="string" calcext:value-type="string">
            <text:p>Tunse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creation_groun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Ba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Lipburg</text:p>
          </table:table-cell>
          <table:table-cell office:value-type="string" calcext:value-type="string">
            <text:p>cemeter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Lipburg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Lipburg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Lipburg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Lipburg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Lipbur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allotment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adenweiler</text:p>
          </table:table-cell>
          <table:table-cell office:value-type="string" calcext:value-type="string">
            <text:p>Schweighof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cemete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orch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orch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tai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allrechten-Dottingen</text:p>
          </table:table-cell>
          <table:table-cell office:value-type="string" calcext:value-type="string">
            <text:p>Dotti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greenhouse_horticul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Bollschweil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St. Ulri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St. Ulrich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St. Ulri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St. Ulri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llschweil</text:p>
          </table:table-cell>
          <table:table-cell office:value-type="string" calcext:value-type="string">
            <text:p>St. Ulri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orch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orch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quarr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quarr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vine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ötz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tai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tai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tai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ailway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tai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Breisach (Kernstad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quarry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Gündli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recreation_grou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Niederrimsi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industri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quarry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Breisach am Rhein</text:p>
          </table:table-cell>
          <table:table-cell office:value-type="string" calcext:value-type="string">
            <text:p>Oberrimsi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rei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creation_gr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Buchenbach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Falkensteig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Falkensteig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Falkensteig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Falkenstei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retai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Unteriben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uchenbach</text:p>
          </table:table-cell>
          <table:table-cell office:value-type="string" calcext:value-type="string">
            <text:p>Wagenstei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etberg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etber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Buggingen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orch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uggingen</text:p>
          </table:table-cell>
          <table:table-cell office:value-type="string" calcext:value-type="string">
            <text:p>Seefeld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br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Ehrenstett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mead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tai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Kirchhof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Norsingen</text:p>
          </table:table-cell>
          <table:table-cell office:value-type="string" calcext:value-type="string">
            <text:p>cemeter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Nors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Norsing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Norsingen</text:p>
          </table:table-cell>
          <table:table-cell office:value-type="string" calcext:value-type="string">
            <text:p>retail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Nors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Offnad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Scherz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Scherzingen</text:p>
          </table:table-cell>
          <table:table-cell office:value-type="string" calcext:value-type="string">
            <text:p>orch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kirchen</text:p>
          </table:table-cell>
          <table:table-cell office:value-type="string" calcext:value-type="string">
            <text:p>Scherz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la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la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ailwa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ichstet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Buben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Eisenbach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Oberbränd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Oberbränd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Oberbränd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Oberbränd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Oberbränd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Oberbränd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Scholl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Schollach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Scholla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Scholla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isenbach (Hochschwarzwald)</text:p>
          </table:table-cell>
          <table:table-cell office:value-type="string" calcext:value-type="string">
            <text:p>Scholl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chba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cemete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Altglashütt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alkau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railwa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retai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retail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winter_sports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Feldberg (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eldberg (Schwarzwald)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Friedenweiler (Kernort)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Friedenweiler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Friedenweiler (Kern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Friedenweiler (Kernor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Friedenweiler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farmla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farmla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meadow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railwa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riedenweiler</text:p>
          </table:table-cell>
          <table:table-cell office:value-type="string" calcext:value-type="string">
            <text:p>Rötenbach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orch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Föhren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brownfiel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berglotter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Ohrensbach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vine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tai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lottertal</text:p>
          </table:table-cell>
          <table:table-cell office:value-type="string" calcext:value-type="string">
            <text:p>Unterglotterta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ailwa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Gottenheim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allotment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emetery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onstructio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greenhouse_horticultur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greenhouse_horticultur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2" office:value-type="string" calcext:value-type="string">
            <text:p>Gundelfi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Gundelfingen</text:p>
          </table:table-cell>
          <table:table-cell office:value-type="string" calcext:value-type="string">
            <text:p>Wild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Feldkirch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artheim am Rhein</text:p>
          </table:table-cell>
          <table:table-cell office:value-type="string" calcext:value-type="string">
            <text:p>Hartheim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Gallenweiler</text:p>
          </table:table-cell>
          <table:table-cell office:value-type="string" calcext:value-type="string">
            <text:p>cemeter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Gallenweiler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Gallenweiler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landfil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ailway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Heitersheim</text:p>
          </table:table-cell>
          <table:table-cell office:value-type="string" calcext:value-type="string">
            <text:p>Heitersheim (Kernstad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eu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interzart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nstructio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orb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unbekann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Ihringen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farmla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orch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hringen</text:p>
          </table:table-cell>
          <table:table-cell office:value-type="string" calcext:value-type="string">
            <text:p>Wasenweiler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armla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ailwa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cemeter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creation_gr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ailwa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Kirchzarten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constructio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irchzarten</text:p>
          </table:table-cell>
          <table:table-cell office:value-type="string" calcext:value-type="string">
            <text:p>Zart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industr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meadow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fores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Lenzkirch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Raitenbuch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Raitenbuch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Raitenbu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Raitenbuch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Raitenbu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Raitenbu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cemeter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for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nzkirch</text:p>
          </table:table-cell>
          <table:table-cell office:value-type="string" calcext:value-type="string">
            <text:p>Sai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farmla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Bachheim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Dittishausen</text:p>
          </table:table-cell>
          <table:table-cell office:value-type="string" calcext:value-type="string">
            <text:p>farmla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Dittishausen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Dittishausen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Dittishaus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Dittishaus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Göschweiler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farmlan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Löffingen (Kernstad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Reiselfingen</text:p>
          </table:table-cell>
          <table:table-cell office:value-type="string" calcext:value-type="string">
            <text:p>cemeter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Reiselfingen</text:p>
          </table:table-cell>
          <table:table-cell office:value-type="string" calcext:value-type="string">
            <text:p>retai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Reiself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Reiselfing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Reiself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Seppenhof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farmla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orchar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öffingen</text:p>
          </table:table-cell>
          <table:table-cell office:value-type="string" calcext:value-type="string">
            <text:p>Unad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greenhouse_horticultur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greenhouse_horticultur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Buchheim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olzhaus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greenhouse_horticultur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greenhouse_horticultur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ailway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Hugstett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farmya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Neuershaus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tai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erdin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Merzhaus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commerci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Britzi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Datt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Datting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Datt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Feldberg (Müllheim)</text:p>
          </table:table-cell>
          <table:table-cell office:value-type="string" calcext:value-type="string">
            <text:p>allotment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Feldberg (Müllheim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Feldberg (Müllheim)</text:p>
          </table:table-cell>
          <table:table-cell office:value-type="string" calcext:value-type="string">
            <text:p>orch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Feldberg (Müllheim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Hügelheim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Hügelheim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Hügelheim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Hügelhei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milita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ailwa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military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Müllheim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construction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Niederweiler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allotment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greenhouse_horticultur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Vögishei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Zunzingen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Zunz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üllheim im Markgräflerland</text:p>
          </table:table-cell>
          <table:table-cell office:value-type="string" calcext:value-type="string">
            <text:p>Zunz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cemeter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ores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orch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armya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ligious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ligiou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Obermünster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fores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for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ailway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ünstertal</text:p>
          </table:table-cell>
          <table:table-cell office:value-type="string" calcext:value-type="string">
            <text:p>Untermünsterta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cemete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quarr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Grißheim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educati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educatio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creation_groun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tai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tai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tai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2" office:value-type="string" calcext:value-type="string">
            <text:p>Neuenburg am Rhei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quarr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recreation_groun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Steinenstadt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creation_grou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euenburg am Rhein</text:p>
          </table:table-cell>
          <table:table-cell office:value-type="string" calcext:value-type="string">
            <text:p>Zienk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Hofsgrund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Hofsgrund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Hofsgrund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Hofsgrund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Hofsgrund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meadow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string" calcext:value-type="string">
            <text:p>Oberried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St. Wilhelm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St. Wilhelm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St. Wilhelm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St. Wilhelm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St. Wilhel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farmya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berried</text:p>
          </table:table-cell>
          <table:table-cell office:value-type="string" calcext:value-type="string">
            <text:p>Zastler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faffenweil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Schallstadt (Kernort)</text:p>
          </table:table-cell>
          <table:table-cell office:value-type="string" calcext:value-type="string">
            <text:p>greenhouse_horticulture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Schallstadt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Schallstadt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Schallstadt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Schallstadt (Kern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vine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commerci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challstadt</text:p>
          </table:table-cell>
          <table:table-cell office:value-type="string" calcext:value-type="string">
            <text:p>Wolfenweiler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Blasiwald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Blasiwald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Blasiwald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Blasiwald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Blasiwald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railwa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railwa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farmlan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aulenfürst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ischbach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ischba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ischb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ischba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Fisch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luchsee (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önenbach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önenba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önen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önenb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hluchsee</text:p>
          </table:table-cell>
          <table:table-cell office:value-type="string" calcext:value-type="string">
            <text:p>Schönenbach</text:p>
          </table:table-cell>
          <table:table-cell office:value-type="string" calcext:value-type="string">
            <text:p>farmland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öld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tai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öld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öld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öld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öld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t. Märgen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cemeter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Gruner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allotm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allotment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cemeter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fores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orch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Staufen (Kernstad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Wettelbrunn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Wettelbrun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Wettelbrun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Wettelbrun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Wettelbrun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taufen im Breisgau</text:p>
          </table:table-cell>
          <table:table-cell office:value-type="string" calcext:value-type="string">
            <text:p>Wettelbrun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Eschbach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mead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Stegen (Kernor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Wittental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Wittental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Wittenta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Wittenta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gen</text:p>
          </table:table-cell>
          <table:table-cell office:value-type="string" calcext:value-type="string">
            <text:p>Wittenta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for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fores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orch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creation_gr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ulzburg</text:p>
          </table:table-cell>
          <table:table-cell office:value-type="string" calcext:value-type="string">
            <text:p>Sulzburg (Kernstadt)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Langenordnach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Langenordnach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Langenordn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Langenordna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Langenordn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emeter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ommerc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for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creation_groun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unbekan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ailway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tai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greenfiel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tai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unbekannt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ommercial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commerci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Neustadt im Schwarzwald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Rudenberg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Rudenberg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Rudenberg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Rudenberg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Rudenberg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Schwärzenbach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Schwärzenbach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Schwärzenbach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Schwärzenbach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Schwärzenbach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emeter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for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meadow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meadow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orch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ailwa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unbekann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ommerci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creation_groun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tai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ommerci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ailwa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tai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tai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tail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Titisee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ore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meadow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meado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meadow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meadow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tisee-Neustadt</text:p>
          </table:table-cell>
          <table:table-cell office:value-type="string" calcext:value-type="string">
            <text:p>Waldau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allotment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brownfie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greenhouse_horticultu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creation_gro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tai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tai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Umkirch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Achkarren</text:p>
          </table:table-cell>
          <table:table-cell office:value-type="string" calcext:value-type="string">
            <text:p>railwa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Achkarren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Achkarr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Achkarren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Achkarr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ckensoh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ckensoh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ckensoh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schoffingen</text:p>
          </table:table-cell>
          <table:table-cell office:value-type="string" calcext:value-type="string">
            <text:p>vine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schoffingen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schoffingen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schoff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schoff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ischoff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urkheim</text:p>
          </table:table-cell>
          <table:table-cell office:value-type="string" calcext:value-type="string">
            <text:p>commerc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urkhei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urkheim</text:p>
          </table:table-cell>
          <table:table-cell office:value-type="string" calcext:value-type="string">
            <text:p>meadow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urkheim</text:p>
          </table:table-cell>
          <table:table-cell office:value-type="string" calcext:value-type="string">
            <text:p>railwa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urkheim</text:p>
          </table:table-cell>
          <table:table-cell office:value-type="string" calcext:value-type="string">
            <text:p>unbekannt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Burkheim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farmla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farmyar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farmyar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bergen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commerci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commerci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farmya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farmyar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orchar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ailwa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creation_groun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commercia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unbekan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industrial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Oberrotw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Schelingen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Schelingen</text:p>
          </table:table-cell>
          <table:table-cell office:value-type="string" calcext:value-type="string">
            <text:p>farmyard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Schelingen</text:p>
          </table:table-cell>
          <table:table-cell office:value-type="string" calcext:value-type="string">
            <text:p>residential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Vogtsburg im Kaiserstuhl</text:p>
          </table:table-cell>
          <table:table-cell office:value-type="string" calcext:value-type="string">
            <text:p>Schelingen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cemete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unbekann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farmyar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Wittnau</text:p>
          </table:table-cell>
          <table:table-cell office:value-type="string" calcext:value-type="string">
            <text:p>kein Ortsteil</text:p>
          </table:table-cell>
          <table:table-cell office:value-type="string" calcext:value-type="string">
            <text:p>residential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Pivot-Tabelle_LKBHausw_2025_1" table:style-name="ta1">
        <table:table-column table:style-name="co1" table:default-cell-style-name="ce5"/>
        <table:table-column table:style-name="co2" table:default-cell-style-name="ce13"/>
        <table:table-column table:style-name="co6" table:default-cell-style-name="ce30"/>
        <table:table-column table:style-name="co6" table:default-cell-style-name="Pivot_20_Table_20_Value"/>
        <table:table-column table:style-name="co6" table:number-columns-repeated="5" table:default-cell-style-name="ce27"/>
        <table:table-column table:style-name="co6" table:default-cell-style-name="ce39"/>
        <table:table-column table:style-name="co6" table:default-cell-style-name="ce50"/>
        <table:table-row table:style-name="ro1">
          <table:table-cell table:style-name="Pivot_20_Table_20_Field" office:value-type="string" calcext:value-type="string">
            <text:p>landuse</text:p>
          </table:table-cell>
          <table:table-cell table:style-name="ce8" office:value-type="string" calcext:value-type="string">
            <text:p>– mehrfach –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Summe - size</text:p>
          </table:table-cell>
          <table:table-cell table:style-name="ce9"/>
          <table:table-cell table:style-name="ce16" office:value-type="string" calcext:value-type="string">
            <text:p>triptime</text:p>
          </table:table-cell>
          <table:table-cell table:style-name="ce33" table:number-columns-repeated="7"/>
          <table:table-cell table:style-name="ce46"/>
        </table:table-row>
        <table:table-row table:style-name="ro1">
          <table:table-cell table:style-name="ce2" office:value-type="string" calcext:value-type="string">
            <text:p>gem_name</text:p>
          </table:table-cell>
          <table:table-cell table:style-name="ce10" office:value-type="string" calcext:value-type="string">
            <text:p>ortsteil</text:p>
          </table:table-cell>
          <table:table-cell table:style-name="ce17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0" calcext:value-type="float">
            <text:p>120</text:p>
          </table:table-cell>
          <table:table-cell table:style-name="ce47" office:value-type="string" calcext:value-type="string">
            <text:p>Summe Ergebnis</text:p>
          </table:table-cell>
        </table:table-row>
        <table:table-row table:style-name="ro1">
          <table:table-cell table:style-name="ce3" office:value-type="string" calcext:value-type="string">
            <text:p>Au</text:p>
          </table:table-cell>
          <table:table-cell table:style-name="ce11" office:value-type="string" calcext:value-type="string">
            <text:p>kein Ortsteil</text:p>
          </table:table-cell>
          <table:table-cell table:style-name="ce18"/>
          <table:table-cell table:style-name="ce35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172" calcext:value-type="float">
            <text:p>172</text:p>
          </table:table-cell>
          <table:table-cell table:style-name="ce37" office:value-type="float" office:value="15" calcext:value-type="float">
            <text:p>15</text:p>
          </table:table-cell>
          <table:table-cell table:style-name="ce48" office:value-type="float" office:value="395" calcext:value-type="float">
            <text:p>395</text:p>
          </table:table-cell>
        </table:table-row>
        <table:table-row table:style-name="ro1">
          <table:table-cell table:style-name="ce3" office:value-type="string" calcext:value-type="string">
            <text:p>Auggen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48" office:value-type="float" office:value="732" calcext:value-type="float">
            <text:p>732</text:p>
          </table:table-cell>
        </table:table-row>
        <table:table-row table:style-name="ro1">
          <table:table-cell table:style-name="ce4" office:value-type="string" calcext:value-type="string">
            <text:p>Bad Krozingen</text:p>
          </table:table-cell>
          <table:table-cell table:style-name="ce12" office:value-type="string" calcext:value-type="string">
            <text:p>Bad Krozingen (Kernstadt)</text:p>
          </table:table-cell>
          <table:table-cell table:style-name="ce20" office:value-type="float" office:value="54" calcext:value-type="float">
            <text:p>54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597" calcext:value-type="float">
            <text:p>597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office:value-type="float" office:value="461" calcext:value-type="float">
            <text:p>461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52" calcext:value-type="float">
            <text:p>152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2474" calcext:value-type="float">
            <text:p>2474</text:p>
          </table:table-cell>
        </table:table-row>
        <table:table-row table:style-name="ro1">
          <table:table-cell/>
          <table:table-cell office:value-type="string" calcext:value-type="string">
            <text:p>Biengen</text:p>
          </table:table-cell>
          <table:table-cell table:style-name="ce21" office:value-type="float" office:value="107" calcext:value-type="float">
            <text:p>107</text:p>
          </table:table-cell>
          <table:table-cell table:style-name="ce27" office:value-type="float" office:value="277" calcext:value-type="float">
            <text:p>277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string" calcext:value-type="string">
            <text:p>Hausen an der Möhlin</text:p>
          </table:table-cell>
          <table:table-cell table:style-name="ce21" office:value-type="float" office:value="53" calcext:value-type="float">
            <text:p>53</text:p>
          </table:table-cell>
          <table:table-cell table:style-name="ce27"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table:style-name="Pivot_20_Table_20_Value" table:number-columns-repeated="3"/>
          <table:table-cell table:style-name="ce40"/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string" calcext:value-type="string">
            <text:p>Schlatt</text:p>
          </table:table-cell>
          <table:table-cell table:style-name="ce21" office:value-type="float" office:value="73" calcext:value-type="float">
            <text:p>73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Tunsel</text:p>
          </table:table-cell>
          <table:table-cell table:style-name="ce22" office:value-type="float" office:value="76" calcext:value-type="float">
            <text:p>76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" calcext:value-type="float">
            <text:p>3</text:p>
          </table:table-cell>
          <table:table-cell table:style-name="ce25"/>
          <table:table-cell table:style-name="ce24" office:value-type="float" office:value="1" calcext:value-type="float">
            <text:p>1</text:p>
          </table:table-cell>
          <table:table-cell table:style-name="ce41" office:value-type="float" office:value="97" calcext:value-type="float">
            <text:p>97</text:p>
          </table:table-cell>
          <table:table-cell table:style-name="ce51" office:value-type="float" office:value="538" calcext:value-type="float">
            <text:p>538</text:p>
          </table:table-cell>
        </table:table-row>
        <table:table-row table:style-name="ro1">
          <table:table-cell table:style-name="ce4" office:value-type="string" calcext:value-type="string">
            <text:p>Badenweiler</text:p>
          </table:table-cell>
          <table:table-cell table:style-name="ce12" office:value-type="string" calcext:value-type="string">
            <text:p>Badenweiler (Kernort)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27" calcext:value-type="float">
            <text:p>2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107" calcext:value-type="float">
            <text:p>107</text:p>
          </table:table-cell>
          <table:table-cell table:style-name="ce31"/>
          <table:table-cell table:style-name="ce49"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string" calcext:value-type="string">
            <text:p>Lipburg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chweighof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49" calcext:value-type="float">
            <text:p>4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5"/>
          <table:table-cell table:style-name="ce51" office:value-type="float" office:value="258" calcext:value-type="float">
            <text:p>258</text:p>
          </table:table-cell>
        </table:table-row>
        <table:table-row table:style-name="ro1">
          <table:table-cell table:style-name="ce4" office:value-type="string" calcext:value-type="string">
            <text:p>Ballrechten-Dottingen</text:p>
          </table:table-cell>
          <table:table-cell table:style-name="ce12" office:value-type="string" calcext:value-type="string">
            <text:p>Ballrechten</text:p>
          </table:table-cell>
          <table:table-cell table:style-name="ce20" office:value-type="float" office:value="29" calcext:value-type="float">
            <text:p>29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42"/>
          <table:table-cell table:style-name="ce49" office:value-type="float" office:value="242" calcext:value-type="float">
            <text:p>24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Dottingen</text:p>
          </table:table-cell>
          <table:table-cell table:style-name="ce22" office:value-type="float" office:value="8" calcext:value-type="float">
            <text:p>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" calcext:value-type="float">
            <text:p>4</text:p>
          </table:table-cell>
          <table:table-cell table:style-name="ce25"/>
          <table:table-cell table:style-name="ce43"/>
          <table:table-cell table:style-name="ce51" office:value-type="float" office:value="414" calcext:value-type="float">
            <text:p>414</text:p>
          </table:table-cell>
        </table:table-row>
        <table:table-row table:style-name="ro1">
          <table:table-cell table:style-name="ce4" office:value-type="string" calcext:value-type="string">
            <text:p>Bollschweil</text:p>
          </table:table-cell>
          <table:table-cell table:style-name="ce12" office:value-type="string" calcext:value-type="string">
            <text:p>Bollschweil (Kernort)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49" office:value-type="float" office:value="561" calcext:value-type="float">
            <text:p>56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t. Ulrich</text:p>
          </table:table-cell>
          <table:table-cell table:style-name="ce25" table:number-columns-repeated="7"/>
          <table:table-cell table:style-name="ce24" office:value-type="float" office:value="96" calcext:value-type="float">
            <text:p>96</text:p>
          </table:table-cell>
          <table:table-cell table:style-name="ce51"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string" calcext:value-type="string">
            <text:p>Bötzingen</text:p>
          </table:table-cell>
          <table:table-cell table:style-name="ce11" office:value-type="string" calcext:value-type="string">
            <text:p>kein Ortsteil</text:p>
          </table:table-cell>
          <table:table-cell table:style-name="ce26" office:value-type="float" office:value="94" calcext:value-type="float">
            <text:p>94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3" calcext:value-type="float">
            <text:p>3</text:p>
          </table:table-cell>
          <table:table-cell table:style-name="ce44"/>
          <table:table-cell table:style-name="ce48" office:value-type="float" office:value="1142" calcext:value-type="float">
            <text:p>1142</text:p>
          </table:table-cell>
        </table:table-row>
        <table:table-row table:style-name="ro1">
          <table:table-cell table:style-name="ce4" office:value-type="string" calcext:value-type="string">
            <text:p>Breisach am Rhein</text:p>
          </table:table-cell>
          <table:table-cell table:style-name="ce12" office:value-type="string" calcext:value-type="string">
            <text:p>Breisach (Kernstadt)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367" calcext:value-type="float">
            <text:p>367</text:p>
          </table:table-cell>
          <table:table-cell table:style-name="ce23" office:value-type="float" office:value="675" calcext:value-type="float">
            <text:p>675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14" calcext:value-type="float">
            <text:p>214</text:p>
          </table:table-cell>
          <table:table-cell table:style-name="ce49" office:value-type="float" office:value="2390" calcext:value-type="float">
            <text:p>2390</text:p>
          </table:table-cell>
        </table:table-row>
        <table:table-row table:style-name="ro1">
          <table:table-cell/>
          <table:table-cell office:value-type="string" calcext:value-type="string">
            <text:p>Gündlingen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string" calcext:value-type="string">
            <text:p>Niederrimsingen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Pivot_20_Table_20_Value" table:number-columns-repeated="3"/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Oberrimsingen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5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1" calcext:value-type="float">
            <text:p>51</text:p>
          </table:table-cell>
          <table:table-cell table:style-name="ce51" office:value-type="float" office:value="539" calcext:value-type="float">
            <text:p>539</text:p>
          </table:table-cell>
        </table:table-row>
        <table:table-row table:style-name="ro1">
          <table:table-cell table:style-name="ce3" office:value-type="string" calcext:value-type="string">
            <text:p>Breitnau</text:p>
          </table:table-cell>
          <table:table-cell table:style-name="ce11" office:value-type="string" calcext:value-type="string">
            <text:p>kein Ortsteil</text:p>
          </table:table-cell>
          <table:table-cell table:style-name="ce26" office:value-type="float" office:value="71" calcext:value-type="float">
            <text:p>7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5" calcext:value-type="float">
            <text:p>25</text:p>
          </table:table-cell>
          <table:table-cell table:style-name="ce37" office:value-type="float" office:value="286" calcext:value-type="float">
            <text:p>286</text:p>
          </table:table-cell>
          <table:table-cell table:style-name="ce48" office:value-type="float" office:value="546" calcext:value-type="float">
            <text:p>546</text:p>
          </table:table-cell>
        </table:table-row>
        <table:table-row table:style-name="ro1">
          <table:table-cell table:style-name="ce4" office:value-type="string" calcext:value-type="string">
            <text:p>Buchenbach</text:p>
          </table:table-cell>
          <table:table-cell table:style-name="ce12" office:value-type="string" calcext:value-type="string">
            <text:p>Buchenbach (Kernort)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43" calcext:value-type="float">
            <text:p>43</text:p>
          </table:table-cell>
          <table:table-cell table:style-name="ce49"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string" calcext:value-type="string">
            <text:p>Falkensteig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Unteribental</text:p>
          </table:table-cell>
          <table:table-cell table:style-name="Pivot_20_Table_20_Value"/>
          <table:table-cell/>
          <table:table-cell table:style-name="Pivot_20_Table_20_Value" table:number-columns-repeated="4"/>
          <table:table-cell office:value-type="float" office:value="26" calcext:value-type="float">
            <text:p>26</text:p>
          </table:table-cell>
          <table:table-cell table:style-name="ce27"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agensteig</text:p>
          </table:table-cell>
          <table:table-cell table:style-name="ce25" table:number-columns-repeated="4"/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1" calcext:value-type="float">
            <text:p>121</text:p>
          </table:table-cell>
          <table:table-cell table:style-name="ce51" office:value-type="float" office:value="137" calcext:value-type="float">
            <text:p>137</text:p>
          </table:table-cell>
        </table:table-row>
        <table:table-row table:style-name="ro1">
          <table:table-cell table:style-name="ce4" office:value-type="string" calcext:value-type="string">
            <text:p>Buggingen</text:p>
          </table:table-cell>
          <table:table-cell table:style-name="ce12" office:value-type="string" calcext:value-type="string">
            <text:p>Betberg</text:p>
          </table:table-cell>
          <table:table-cell table:style-name="ce28"/>
          <table:table-cell table:style-name="ce31" table:number-columns-repeated="5"/>
          <table:table-cell table:style-name="ce23" office:value-type="float" office:value="1" calcext:value-type="float">
            <text:p>1</text:p>
          </table:table-cell>
          <table:table-cell table:style-name="ce38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Buggingen (Kernort)</text:p>
          </table:table-cell>
          <table:table-cell table:style-name="ce21" office:value-type="float" office:value="87" calcext:value-type="float">
            <text:p>87</text:p>
          </table:table-cell>
          <table:table-cell table:style-name="ce27" office:value-type="float" office:value="329" calcext:value-type="float">
            <text:p>329</text:p>
          </table:table-cell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eefelden</text:p>
          </table:table-cell>
          <table:table-cell table:style-name="ce29"/>
          <table:table-cell table:style-name="ce25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05" calcext:value-type="float">
            <text:p>205</text:p>
          </table:table-cell>
          <table:table-cell table:style-name="ce41" office:value-type="float" office:value="33" calcext:value-type="float">
            <text:p>33</text:p>
          </table:table-cell>
          <table:table-cell table:style-name="ce51" office:value-type="float" office:value="309" calcext:value-type="float">
            <text:p>309</text:p>
          </table:table-cell>
        </table:table-row>
        <table:table-row table:style-name="ro1">
          <table:table-cell table:style-name="ce3" office:value-type="string" calcext:value-type="string">
            <text:p>Ebringen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8" office:value-type="float" office:value="752" calcext:value-type="float">
            <text:p>752</text:p>
          </table:table-cell>
        </table:table-row>
        <table:table-row table:style-name="ro1">
          <table:table-cell table:style-name="ce4" office:value-type="string" calcext:value-type="string">
            <text:p>Ehrenkirchen</text:p>
          </table:table-cell>
          <table:table-cell table:style-name="ce12" office:value-type="string" calcext:value-type="string">
            <text:p>Ehrenstetten</text:p>
          </table:table-cell>
          <table:table-cell table:style-name="ce20" office:value-type="float" office:value="107" calcext:value-type="float">
            <text:p>107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49" office:value-type="float" office:value="556" calcext:value-type="float">
            <text:p>556</text:p>
          </table:table-cell>
        </table:table-row>
        <table:table-row table:style-name="ro1">
          <table:table-cell/>
          <table:table-cell office:value-type="string" calcext:value-type="string">
            <text:p>kein Ortst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Pivot_20_Table_20_Value" table:number-columns-repeated="4"/>
          <table:table-cell table:style-name="ce40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irchhofen</text:p>
          </table:table-cell>
          <table:table-cell table:style-name="ce21" office:value-type="float" office:value="62" calcext:value-type="float">
            <text:p>62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string" calcext:value-type="string">
            <text:p>Norsingen</text:p>
          </table:table-cell>
          <table:table-cell table:number-columns-repeated="2"/>
          <table:table-cell table:style-name="Pivot_20_Table_20_Value" table:number-columns-repeated="5"/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Offnadingen</text:p>
          </table:table-cell>
          <table:table-cell table:number-columns-repeated="2"/>
          <table:table-cell table:style-name="Pivot_20_Table_20_Value" table:number-columns-repeated="5"/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cherzingen</text:p>
          </table:table-cell>
          <table:table-cell table:style-name="ce29"/>
          <table:table-cell table:style-name="ce25" table:number-columns-repeated="6"/>
          <table:table-cell table:style-name="ce41" office:value-type="float" office:value="75" calcext:value-type="float">
            <text:p>75</text:p>
          </table:table-cell>
          <table:table-cell table:style-name="ce51"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Eichstetten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48" office:value-type="float" office:value="926" calcext:value-type="float">
            <text:p>926</text:p>
          </table:table-cell>
        </table:table-row>
        <table:table-row table:style-name="ro1">
          <table:table-cell table:style-name="ce4" office:value-type="string" calcext:value-type="string">
            <text:p>Eisenbach (Hochschwarzwald)</text:p>
          </table:table-cell>
          <table:table-cell table:style-name="ce12" office:value-type="string" calcext:value-type="string">
            <text:p>Bubenbach</text:p>
          </table:table-cell>
          <table:table-cell table:style-name="ce28"/>
          <table:table-cell table:style-name="ce31"/>
          <table:table-cell table:number-columns-repeated="2" table:style-name="ce23" office:value-type="float" office:value="2" calcext:value-type="float">
            <text:p>2</text:p>
          </table:table-cell>
          <table:table-cell table:style-name="ce31"/>
          <table:table-cell table:number-columns-repeated="2" table:style-name="ce23" office:value-type="float" office:value="2" calcext:value-type="float">
            <text:p>2</text:p>
          </table:table-cell>
          <table:table-cell table:style-name="ce38" office:value-type="float" office:value="105" calcext:value-type="float">
            <text:p>105</text:p>
          </table:table-cell>
          <table:table-cell table:style-name="ce49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Eisenbach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Oberbränd</text:p>
          </table:table-cell>
          <table:table-cell table:number-columns-repeated="2"/>
          <table:table-cell table:style-name="Pivot_20_Table_20_Value" table:number-columns-repeated="4"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chollach</text:p>
          </table:table-cell>
          <table:table-cell table:style-name="ce29"/>
          <table:table-cell table:style-name="ce25" table:number-columns-repeated="6"/>
          <table:table-cell table:style-name="ce41" office:value-type="float" office:value="96" calcext:value-type="float">
            <text:p>96</text:p>
          </table:table-cell>
          <table:table-cell table:style-name="ce51"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string" calcext:value-type="string">
            <text:p>Eschbach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" calcext:value-type="float">
            <text:p>1</text:p>
          </table:table-cell>
          <table:table-cell table:style-name="ce35" table:number-columns-repeated="2"/>
          <table:table-cell table:style-name="ce19" office:value-type="float" office:value="3" calcext:value-type="float">
            <text:p>3</text:p>
          </table:table-cell>
          <table:table-cell table:style-name="ce48" office:value-type="float" office:value="588" calcext:value-type="float">
            <text:p>588</text:p>
          </table:table-cell>
        </table:table-row>
        <table:table-row table:style-name="ro1">
          <table:table-cell table:style-name="ce4" office:value-type="string" calcext:value-type="string">
            <text:p>Feldberg (Schwarzwald)</text:p>
          </table:table-cell>
          <table:table-cell table:style-name="ce12" office:value-type="string" calcext:value-type="string">
            <text:p>Altglashütten</text:p>
          </table:table-cell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8" calcext:value-type="float">
            <text:p>18</text:p>
          </table:table-cell>
          <table:table-cell table:style-name="ce38" office:value-type="float" office:value="44" calcext:value-type="float">
            <text:p>44</text:p>
          </table:table-cell>
          <table:table-cell table:style-name="ce49"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Falkau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Feldberg (Ort)</text:p>
          </table:table-cell>
          <table:table-cell table:number-columns-repeated="2"/>
          <table:table-cell table:style-name="Pivot_20_Table_20_Value" table:number-columns-repeated="4"/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kein Ortsteil</text:p>
          </table:table-cell>
          <table:table-cell table:style-name="ce29"/>
          <table:table-cell table:style-name="ce25"/>
          <table:table-cell table:style-name="ce24" office:value-type="float" office:value="1" calcext:value-type="float">
            <text:p>1</text:p>
          </table:table-cell>
          <table:table-cell table:style-name="ce25" table:number-columns-repeated="4"/>
          <table:table-cell table:style-name="ce43"/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riedenweiler</text:p>
          </table:table-cell>
          <table:table-cell table:style-name="ce12" office:value-type="string" calcext:value-type="string">
            <text:p>Friedenweiler (Kernort)</text:p>
          </table:table-cell>
          <table:table-cell table:style-name="ce31" table:number-columns-repeated="7"/>
          <table:table-cell table:style-name="ce23" office:value-type="float" office:value="188" calcext:value-type="float">
            <text:p>188</text:p>
          </table:table-cell>
          <table:table-cell table:style-name="ce49" office:value-type="float" office:value="188" calcext:value-type="float">
            <text:p>188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Rötenbach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5" table:number-columns-repeated="3"/>
          <table:table-cell table:style-name="ce51" office:value-type="float" office:value="414" calcext:value-type="float">
            <text:p>414</text:p>
          </table:table-cell>
        </table:table-row>
        <table:table-row table:style-name="ro1">
          <table:table-cell table:style-name="ce4" office:value-type="string" calcext:value-type="string">
            <text:p>Glottertal</text:p>
          </table:table-cell>
          <table:table-cell table:style-name="ce12" office:value-type="string" calcext:value-type="string">
            <text:p>Föhrental</text:p>
          </table:table-cell>
          <table:table-cell table:style-name="ce28"/>
          <table:table-cell table:style-name="ce31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38" office:value-type="float" office:value="47" calcext:value-type="float">
            <text:p>47</text:p>
          </table:table-cell>
          <table:table-cell table:style-name="ce49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kein Ortsteil</text:p>
          </table:table-cell>
          <table:table-cell table:number-columns-repeated="2"/>
          <table:table-cell table:style-name="Pivot_20_Table_20_Value" table:number-columns-repeated="2"/>
          <table:table-cell table:number-columns-repeated="2" office:value-type="float" office:value="2" calcext:value-type="float">
            <text:p>2</text:p>
          </table:table-cell>
          <table:table-cell table:style-name="Pivot_20_Table_20_Value"/>
          <table:table-cell table:style-name="ce40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berglottertal</text:p>
          </table:table-cell>
          <table:table-cell table:number-columns-repeated="2"/>
          <table:table-cell table:style-name="Pivot_20_Table_20_Value"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Ohrensbach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Unterglottertal</text:p>
          </table:table-cell>
          <table:table-cell table:style-name="ce22" office:value-type="float" office:value="32" calcext:value-type="float">
            <text:p>3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Gottenheim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2" table:style-name="ce19" office:value-type="float" office:value="220" calcext:value-type="float">
            <text:p>220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48" office:value-type="float" office:value="766" calcext:value-type="float">
            <text:p>766</text:p>
          </table:table-cell>
        </table:table-row>
        <table:table-row table:style-name="ro1">
          <table:table-cell table:style-name="ce4" office:value-type="string" calcext:value-type="string">
            <text:p>Gundelfingen</text:p>
          </table:table-cell>
          <table:table-cell table:style-name="ce12" office:value-type="string" calcext:value-type="string">
            <text:p>Gundelfingen</text:p>
          </table:table-cell>
          <table:table-cell table:style-name="ce20" office:value-type="float" office:value="113" calcext:value-type="float">
            <text:p>113</text:p>
          </table:table-cell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423" calcext:value-type="float">
            <text:p>423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88" calcext:value-type="float">
            <text:p>88</text:p>
          </table:table-cell>
          <table:table-cell table:style-name="ce38" office:value-type="float" office:value="11" calcext:value-type="float">
            <text:p>11</text:p>
          </table:table-cell>
          <table:table-cell table:style-name="ce49" office:value-type="float" office:value="1969" calcext:value-type="float">
            <text:p>196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ildtal</text:p>
          </table:table-cell>
          <table:table-cell table:style-name="ce29"/>
          <table:table-cell table:style-name="ce25" table:number-columns-repeated="4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39" calcext:value-type="float">
            <text:p>239</text:p>
          </table:table-cell>
          <table:table-cell table:style-name="ce41" office:value-type="float" office:value="45" calcext:value-type="float">
            <text:p>45</text:p>
          </table:table-cell>
          <table:table-cell table:style-name="ce51" office:value-type="float" office:value="363" calcext:value-type="float">
            <text:p>363</text:p>
          </table:table-cell>
        </table:table-row>
        <table:table-row table:style-name="ro1">
          <table:table-cell table:style-name="ce4" office:value-type="string" calcext:value-type="string">
            <text:p>Hartheim am Rhein</text:p>
          </table:table-cell>
          <table:table-cell table:style-name="ce12" office:value-type="string" calcext:value-type="string">
            <text:p>Bremgarten</text:p>
          </table:table-cell>
          <table:table-cell table:style-name="ce31" table:number-columns-repeated="6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31" calcext:value-type="float">
            <text:p>231</text:p>
          </table:table-cell>
          <table:table-cell table:style-name="ce49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Feldkirch</text:p>
          </table:table-cell>
          <table:table-cell table:style-name="Pivot_20_Table_20_Value"/>
          <table:table-cell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Hartheim (Kernort)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51" office:value-type="float" office:value="736" calcext:value-type="float">
            <text:p>736</text:p>
          </table:table-cell>
        </table:table-row>
        <table:table-row table:style-name="ro1">
          <table:table-cell table:style-name="ce4" office:value-type="string" calcext:value-type="string">
            <text:p>Heitersheim</text:p>
          </table:table-cell>
          <table:table-cell table:style-name="ce12" office:value-type="string" calcext:value-type="string">
            <text:p>Gallenweiler</text:p>
          </table:table-cell>
          <table:table-cell table:style-name="ce28"/>
          <table:table-cell table:style-name="ce31" table:number-columns-repeated="5"/>
          <table:table-cell table:style-name="ce23" office:value-type="float" office:value="2" calcext:value-type="float">
            <text:p>2</text:p>
          </table:table-cell>
          <table:table-cell table:style-name="ce38" office:value-type="float" office:value="152" calcext:value-type="float">
            <text:p>152</text:p>
          </table:table-cell>
          <table:table-cell table:style-name="ce49" office:value-type="float" office:value="154" calcext:value-type="float">
            <text:p>15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Heitersheim (Kernstadt)</text:p>
          </table:table-cell>
          <table:table-cell table:style-name="ce22" office:value-type="float" office:value="41" calcext:value-type="float">
            <text:p>4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94" calcext:value-type="float">
            <text:p>194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1407" calcext:value-type="float">
            <text:p>1407</text:p>
          </table:table-cell>
        </table:table-row>
        <table:table-row table:style-name="ro1">
          <table:table-cell table:style-name="ce3" office:value-type="string" calcext:value-type="string">
            <text:p>Heuweiler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48" office:value-type="float" office:value="303" calcext:value-type="float">
            <text:p>303</text:p>
          </table:table-cell>
        </table:table-row>
        <table:table-row table:style-name="ro1">
          <table:table-cell table:style-name="ce3" office:value-type="string" calcext:value-type="string">
            <text:p>Hinterzarten</text:p>
          </table:table-cell>
          <table:table-cell table:style-name="ce11" office:value-type="string" calcext:value-type="string">
            <text:p>kein Ortsteil</text:p>
          </table:table-cell>
          <table:table-cell table:style-name="ce26" office:value-type="float" office:value="59" calcext:value-type="float">
            <text:p>59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2" table:style-name="ce19" office:value-type="float" office:value="149" calcext:value-type="float">
            <text:p>149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31" calcext:value-type="float">
            <text:p>31</text:p>
          </table:table-cell>
          <table:table-cell table:style-name="ce37" office:value-type="float" office:value="163" calcext:value-type="float">
            <text:p>163</text:p>
          </table:table-cell>
          <table:table-cell table:style-name="ce48" office:value-type="float" office:value="776" calcext:value-type="float">
            <text:p>776</text:p>
          </table:table-cell>
        </table:table-row>
        <table:table-row table:style-name="ro1">
          <table:table-cell table:style-name="ce3" office:value-type="string" calcext:value-type="string">
            <text:p>Horben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6" calcext:value-type="float">
            <text:p>36</text:p>
          </table:table-cell>
          <table:table-cell table:style-name="ce48" office:value-type="float" office:value="352" calcext:value-type="float">
            <text:p>352</text:p>
          </table:table-cell>
        </table:table-row>
        <table:table-row table:style-name="ro1">
          <table:table-cell table:style-name="ce4" office:value-type="string" calcext:value-type="string">
            <text:p>Ihringen</text:p>
          </table:table-cell>
          <table:table-cell table:style-name="ce12" office:value-type="string" calcext:value-type="string">
            <text:p>Ihringen (Kernort)</text:p>
          </table:table-cell>
          <table:table-cell table:style-name="ce20" office:value-type="float" office:value="122" calcext:value-type="float">
            <text:p>122</text:p>
          </table:table-cell>
          <table:table-cell table:style-name="ce23" office:value-type="float" office:value="483" calcext:value-type="float">
            <text:p>483</text:p>
          </table:table-cell>
          <table:table-cell table:style-name="ce23" office:value-type="float" office:value="439" calcext:value-type="float">
            <text:p>439</text:p>
          </table:table-cell>
          <table:table-cell table:style-name="ce23" office:value-type="float" office:value="237" calcext:value-type="float">
            <text:p>237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8" office:value-type="float" office:value="31" calcext:value-type="float">
            <text:p>31</text:p>
          </table:table-cell>
          <table:table-cell table:style-name="ce49" office:value-type="float" office:value="1397" calcext:value-type="float">
            <text:p>1397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asenweiler</text:p>
          </table:table-cell>
          <table:table-cell table:style-name="ce22" office:value-type="float" office:value="76" calcext:value-type="float">
            <text:p>76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5"/>
          <table:table-cell table:style-name="ce41" office:value-type="float" office:value="1" calcext:value-type="float">
            <text:p>1</text:p>
          </table:table-cell>
          <table:table-cell table:style-name="ce51" office:value-type="float" office:value="310" calcext:value-type="float">
            <text:p>310</text:p>
          </table:table-cell>
        </table:table-row>
        <table:table-row table:style-name="ro1">
          <table:table-cell table:style-name="ce4" office:value-type="string" calcext:value-type="string">
            <text:p>Kirchzarten</text:p>
          </table:table-cell>
          <table:table-cell table:style-name="ce12" office:value-type="string" calcext:value-type="string">
            <text:p>Burg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9" calcext:value-type="float">
            <text:p>9</text:p>
          </table:table-cell>
          <table:table-cell table:style-name="ce49"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string" calcext:value-type="string">
            <text:p>Kirchzarten (Kernort)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392" calcext:value-type="float">
            <text:p>392</text:p>
          </table:table-cell>
          <table:table-cell office:value-type="float" office:value="436" calcext:value-type="float">
            <text:p>436</text:p>
          </table:table-cell>
          <table:table-cell office:value-type="float" office:value="199" calcext:value-type="float">
            <text:p>19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27" office:value-type="float" office:value="180" calcext:value-type="float">
            <text:p>18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arten</text:p>
          </table:table-cell>
          <table:table-cell table:style-name="ce25" table:number-columns-repeated="5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40" calcext:value-type="float">
            <text:p>40</text:p>
          </table:table-cell>
          <table:table-cell table:style-name="ce51" office:value-type="float" office:value="309" calcext:value-type="float">
            <text:p>309</text:p>
          </table:table-cell>
        </table:table-row>
        <table:table-row table:style-name="ro1">
          <table:table-cell table:style-name="ce4" office:value-type="string" calcext:value-type="string">
            <text:p>Lenzkirch</text:p>
          </table:table-cell>
          <table:table-cell table:style-name="ce12" office:value-type="string" calcext:value-type="string">
            <text:p>Kappel</text:p>
          </table:table-cell>
          <table:table-cell table:style-name="ce20" office:value-type="float" office:value="42" calcext:value-type="float">
            <text:p>42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Lenzkirch (Kernort)</text:p>
          </table:table-cell>
          <table:table-cell table:style-name="ce21" office:value-type="float" office:value="46" calcext:value-type="float">
            <text:p>46</text:p>
          </table:table-cell>
          <table:table-cell table:style-name="ce27"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/>
          <table:table-cell office:value-type="string" calcext:value-type="string">
            <text:p>Raitenbuch</text:p>
          </table:table-cell>
          <table:table-cell table:number-columns-repeated="2"/>
          <table:table-cell table:style-name="Pivot_20_Table_20_Value"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aig</text:p>
          </table:table-cell>
          <table:table-cell table:style-name="ce29"/>
          <table:table-cell table:style-name="ce25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41" office:value-type="float" office:value="241" calcext:value-type="float">
            <text:p>241</text:p>
          </table:table-cell>
          <table:table-cell table:style-name="ce51" office:value-type="float" office:value="274" calcext:value-type="float">
            <text:p>274</text:p>
          </table:table-cell>
        </table:table-row>
        <table:table-row table:style-name="ro1">
          <table:table-cell table:style-name="ce4" office:value-type="string" calcext:value-type="string">
            <text:p>Löffingen</text:p>
          </table:table-cell>
          <table:table-cell table:style-name="ce12" office:value-type="string" calcext:value-type="string">
            <text:p>Bachheim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49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string" calcext:value-type="string">
            <text:p>Dittishausen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string" calcext:value-type="string">
            <text:p>Göschweiler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Löffingen (Kernstadt)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82" calcext:value-type="float">
            <text:p>182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/>
          <table:table-cell office:value-type="string" calcext:value-type="string">
            <text:p>Reiselfingen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Seppenhofen</text:p>
          </table:table-cell>
          <table:table-cell table:style-name="Pivot_20_Table_20_Value"/>
          <table:table-cell/>
          <table:table-cell table:style-name="Pivot_20_Table_20_Value"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style-name="Pivot_20_Table_20_Value"/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Unadingen</text:p>
          </table:table-cell>
          <table:table-cell table:style-name="ce25" table:number-columns-repeated="7"/>
          <table:table-cell table:style-name="ce24" office:value-type="float" office:value="307" calcext:value-type="float">
            <text:p>307</text:p>
          </table:table-cell>
          <table:table-cell table:style-name="ce51" office:value-type="float" office:value="307" calcext:value-type="float">
            <text:p>307</text:p>
          </table:table-cell>
        </table:table-row>
        <table:table-row table:style-name="ro1">
          <table:table-cell table:style-name="ce4" office:value-type="string" calcext:value-type="string">
            <text:p>March</text:p>
          </table:table-cell>
          <table:table-cell table:style-name="ce12" office:value-type="string" calcext:value-type="string">
            <text:p>Buchheim</text:p>
          </table:table-cell>
          <table:table-cell table:style-name="ce28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" calcext:value-type="float">
            <text:p>4</text:p>
          </table:table-cell>
          <table:table-cell table:style-name="ce42"/>
          <table:table-cell table:style-name="ce49" office:value-type="float" office:value="624" calcext:value-type="float">
            <text:p>624</text:p>
          </table:table-cell>
        </table:table-row>
        <table:table-row table:style-name="ro1">
          <table:table-cell/>
          <table:table-cell office:value-type="string" calcext:value-type="string">
            <text:p>Holzhausen</text:p>
          </table:table-cell>
          <table:table-cell table:style-name="ce21" office:value-type="float" office:value="48" calcext:value-type="float">
            <text:p>48</text:p>
          </table:table-cell>
          <table:table-cell table:style-name="ce27"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40"/>
          <table:table-cell office:value-type="float" office:value="482" calcext:value-type="float">
            <text:p>482</text:p>
          </table:table-cell>
        </table:table-row>
        <table:table-row table:style-name="ro1">
          <table:table-cell/>
          <table:table-cell office:value-type="string" calcext:value-type="string">
            <text:p>Hugstetten</text:p>
          </table:table-cell>
          <table:table-cell table:style-name="ce21" office:value-type="float" office:value="40" calcext:value-type="float">
            <text:p>40</text:p>
          </table:table-cell>
          <table:table-cell table:style-name="ce27"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style-name="ce40"/>
          <table:table-cell office:value-type="float" office:value="738" calcext:value-type="float">
            <text:p>738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Neuershausen</text:p>
          </table:table-cell>
          <table:table-cell table:style-name="ce22" office:value-type="float" office:value="132" calcext:value-type="float">
            <text:p>13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5"/>
          <table:table-cell table:style-name="ce24" office:value-type="float" office:value="3" calcext:value-type="float">
            <text:p>3</text:p>
          </table:table-cell>
          <table:table-cell table:style-name="ce25"/>
          <table:table-cell table:style-name="ce43"/>
          <table:table-cell table:style-name="ce51" office:value-type="float" office:value="366" calcext:value-type="float">
            <text:p>366</text:p>
          </table:table-cell>
        </table:table-row>
        <table:table-row table:style-name="ro1">
          <table:table-cell table:style-name="ce3" office:value-type="string" calcext:value-type="string">
            <text:p>Merdingen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3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8" office:value-type="float" office:value="706" calcext:value-type="float">
            <text:p>706</text:p>
          </table:table-cell>
        </table:table-row>
        <table:table-row table:style-name="ro1">
          <table:table-cell table:style-name="ce3" office:value-type="string" calcext:value-type="string">
            <text:p>Merzhausen</text:p>
          </table:table-cell>
          <table:table-cell table:style-name="ce11" office:value-type="string" calcext:value-type="string">
            <text:p>kein Ortsteil</text:p>
          </table:table-cell>
          <table:table-cell table:style-name="ce26" office:value-type="float" office:value="55" calcext:value-type="float">
            <text:p>55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383" calcext:value-type="float">
            <text:p>383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160" calcext:value-type="float">
            <text:p>160</text:p>
          </table:table-cell>
          <table:table-cell table:style-name="ce35" table:number-columns-repeated="2"/>
          <table:table-cell table:style-name="ce44"/>
          <table:table-cell table:style-name="ce48" office:value-type="float" office:value="1137" calcext:value-type="float">
            <text:p>1137</text:p>
          </table:table-cell>
        </table:table-row>
        <table:table-row table:style-name="ro1">
          <table:table-cell table:style-name="ce4" office:value-type="string" calcext:value-type="string">
            <text:p>Müllheim im Markgräflerland</text:p>
          </table:table-cell>
          <table:table-cell table:style-name="ce12" office:value-type="string" calcext:value-type="string">
            <text:p>Britzingen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31"/>
          <table:table-cell table:style-name="ce49"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Dattingen</text:p>
          </table:table-cell>
          <table:table-cell table:style-name="Pivot_20_Table_20_Value"/>
          <table:table-cell/>
          <table:table-cell table:style-name="Pivot_20_Table_20_Value" table:number-columns-repeated="3"/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Feldberg (Müllheim)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Hügelheim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string" calcext:value-type="string">
            <text:p>Müllheim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478" calcext:value-type="float">
            <text:p>478</text:p>
          </table:table-cell>
          <table:table-cell office:value-type="float" office:value="641" calcext:value-type="float">
            <text:p>641</text:p>
          </table:table-cell>
          <table:table-cell office:value-type="float" office:value="535" calcext:value-type="float">
            <text:p>535</text:p>
          </table:table-cell>
          <table:table-cell office:value-type="float" office:value="426" calcext:value-type="float">
            <text:p>426</text:p>
          </table:table-cell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table:style-name="ce27" office:value-type="float" office:value="11" calcext:value-type="float">
            <text:p>11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/>
          <table:table-cell office:value-type="string" calcext:value-type="string">
            <text:p>Niederweiler</text:p>
          </table:table-cell>
          <table:table-cell table:style-name="Pivot_20_Table_20_Value"/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Pivot_20_Table_20_Value" table:number-columns-repeated="2"/>
          <table:table-cell office:value-type="float" office:value="119" calcext:value-type="float">
            <text:p>119</text:p>
          </table:table-cell>
          <table:table-cell table:style-name="ce27" office:value-type="float" office:value="270" calcext:value-type="float">
            <text:p>27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string" calcext:value-type="string">
            <text:p>Vögisheim</text:p>
          </table:table-cell>
          <table:table-cell table:style-name="Pivot_20_Table_20_Value"/>
          <table:table-cell/>
          <table:table-cell table:style-name="Pivot_20_Table_20_Value" table:number-columns-repeated="4"/>
          <table:table-cell office:value-type="float" office:value="75" calcext:value-type="float">
            <text:p>75</text:p>
          </table:table-cell>
          <table:table-cell table:style-name="ce27" office:value-type="float" office:value="253" calcext:value-type="float">
            <text:p>25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unzingen</text:p>
          </table:table-cell>
          <table:table-cell table:style-name="ce25" table:number-columns-repeated="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0" calcext:value-type="float">
            <text:p>80</text:p>
          </table:table-cell>
          <table:table-cell table:style-name="ce51" office:value-type="float" office:value="97" calcext:value-type="float">
            <text:p>97</text:p>
          </table:table-cell>
        </table:table-row>
        <table:table-row table:style-name="ro1">
          <table:table-cell table:style-name="ce4" office:value-type="string" calcext:value-type="string">
            <text:p>Münstertal</text:p>
          </table:table-cell>
          <table:table-cell table:style-name="ce12" office:value-type="string" calcext:value-type="string">
            <text:p>kein Ortsteil</text:p>
          </table:table-cell>
          <table:table-cell table:style-name="ce28"/>
          <table:table-cell table:style-name="ce31" table:number-columns-repeated="4"/>
          <table:table-cell table:style-name="ce23" office:value-type="float" office:value="2" calcext:value-type="float">
            <text:p>2</text:p>
          </table:table-cell>
          <table:table-cell table:style-name="ce31"/>
          <table:table-cell table:style-name="ce42"/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bermünstertal</text:p>
          </table:table-cell>
          <table:table-cell table:style-name="ce21" office:value-type="float" office:value="27" calcext:value-type="float">
            <text:p>27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Untermünstertal</text:p>
          </table:table-cell>
          <table:table-cell table:style-name="ce22" office:value-type="float" office:value="68" calcext:value-type="float">
            <text:p>6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32" calcext:value-type="float">
            <text:p>132</text:p>
          </table:table-cell>
          <table:table-cell table:style-name="ce41" office:value-type="float" office:value="158" calcext:value-type="float">
            <text:p>158</text:p>
          </table:table-cell>
          <table:table-cell table:style-name="ce51" office:value-type="float" office:value="925" calcext:value-type="float">
            <text:p>925</text:p>
          </table:table-cell>
        </table:table-row>
        <table:table-row table:style-name="ro1">
          <table:table-cell table:style-name="ce4" office:value-type="string" calcext:value-type="string">
            <text:p>Neuenburg am Rhein</text:p>
          </table:table-cell>
          <table:table-cell table:style-name="ce12" office:value-type="string" calcext:value-type="string">
            <text:p>Grißheim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49"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string" calcext:value-type="string">
            <text:p>Neuenburg am Rhein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355" calcext:value-type="float">
            <text:p>355</text:p>
          </table:table-cell>
          <table:table-cell office:value-type="float" office:value="427" calcext:value-type="float">
            <text:p>427</text:p>
          </table:table-cell>
          <table:table-cell office:value-type="float" office:value="420" calcext:value-type="float">
            <text:p>42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table:style-name="ce27" office:value-type="float" office:value="31" calcext:value-type="float">
            <text:p>31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string" calcext:value-type="string">
            <text:p>Steinenstadt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Pivot_20_Table_20_Value"/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ienken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5" table:number-columns-repeated="3"/>
          <table:table-cell table:style-name="ce51" office:value-type="float" office:value="259" calcext:value-type="float">
            <text:p>259</text:p>
          </table:table-cell>
        </table:table-row>
        <table:table-row table:style-name="ro1">
          <table:table-cell table:style-name="ce4" office:value-type="string" calcext:value-type="string">
            <text:p>Oberried</text:p>
          </table:table-cell>
          <table:table-cell table:style-name="ce12" office:value-type="string" calcext:value-type="string">
            <text:p>Hofsgrund</text:p>
          </table:table-cell>
          <table:table-cell table:style-name="ce28"/>
          <table:table-cell table:style-name="ce31" table:number-columns-repeated="6"/>
          <table:table-cell table:style-name="ce38" office:value-type="float" office:value="149" calcext:value-type="float">
            <text:p>149</text:p>
          </table:table-cell>
          <table:table-cell table:style-name="ce49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kein Ortsteil</text:p>
          </table:table-cell>
          <table:table-cell table:number-columns-repeated="2"/>
          <table:table-cell table:style-name="Pivot_20_Table_20_Value"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berried</text:p>
          </table:table-cell>
          <table:table-cell table:style-name="ce21" office:value-type="float" office:value="40" calcext:value-type="float">
            <text:p>40</text:p>
          </table:table-cell>
          <table:table-cell table:style-name="ce27"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string" calcext:value-type="string">
            <text:p>St. Wilhelm</text:p>
          </table:table-cell>
          <table:table-cell table:number-columns-repeated="2"/>
          <table:table-cell table:style-name="Pivot_20_Table_20_Value" table:number-columns-repeated="5"/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astler</text:p>
          </table:table-cell>
          <table:table-cell table:style-name="ce22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41" office:value-type="float" office:value="17" calcext:value-type="float">
            <text:p>17</text:p>
          </table:table-cell>
          <table:table-cell table:style-name="ce51" office:value-type="float" office:value="113" calcext:value-type="float">
            <text:p>113</text:p>
          </table:table-cell>
        </table:table-row>
        <table:table-row table:style-name="ro1">
          <table:table-cell table:style-name="ce3" office:value-type="string" calcext:value-type="string">
            <text:p>Pfaffenweiler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3" calcext:value-type="float">
            <text:p>3</text:p>
          </table:table-cell>
          <table:table-cell table:style-name="ce35" table:number-columns-repeated="3"/>
          <table:table-cell table:style-name="ce48" office:value-type="float" office:value="732" calcext:value-type="float">
            <text:p>732</text:p>
          </table:table-cell>
        </table:table-row>
        <table:table-row table:style-name="ro1">
          <table:table-cell table:style-name="ce4" office:value-type="string" calcext:value-type="string">
            <text:p>Schallstadt</text:p>
          </table:table-cell>
          <table:table-cell table:style-name="ce12" office:value-type="string" calcext:value-type="string">
            <text:p>Mengen</text:p>
          </table:table-cell>
          <table:table-cell table:style-name="ce20" office:value-type="float" office:value="75" calcext:value-type="float">
            <text:p>75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602" calcext:value-type="float">
            <text:p>602</text:p>
          </table:table-cell>
        </table:table-row>
        <table:table-row table:style-name="ro1">
          <table:table-cell/>
          <table:table-cell office:value-type="string" calcext:value-type="string">
            <text:p>Schallstadt (Kernort)</text:p>
          </table:table-cell>
          <table:table-cell table:number-columns-repeated="2"/>
          <table:table-cell table:style-name="Pivot_20_Table_20_Value" table:number-columns-repeated="2"/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olfenweiler</text:p>
          </table:table-cell>
          <table:table-cell table:style-name="ce22" office:value-type="float" office:value="9" calcext:value-type="float">
            <text:p>9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1" calcext:value-type="float">
            <text:p>51</text:p>
          </table:table-cell>
          <table:table-cell table:style-name="ce41" office:value-type="float" office:value="2" calcext:value-type="float">
            <text:p>2</text:p>
          </table:table-cell>
          <table:table-cell table:style-name="ce51" office:value-type="float" office:value="579" calcext:value-type="float">
            <text:p>579</text:p>
          </table:table-cell>
        </table:table-row>
        <table:table-row table:style-name="ro1">
          <table:table-cell table:style-name="ce4" office:value-type="string" calcext:value-type="string">
            <text:p>Schluchsee</text:p>
          </table:table-cell>
          <table:table-cell table:style-name="ce12" office:value-type="string" calcext:value-type="string">
            <text:p>Blasiwald</text:p>
          </table:table-cell>
          <table:table-cell table:style-name="ce31" table:number-columns-repeated="7"/>
          <table:table-cell table:style-name="ce23" office:value-type="float" office:value="141" calcext:value-type="float">
            <text:p>141</text:p>
          </table:table-cell>
          <table:table-cell table:style-name="ce49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Faulenfürst</text:p>
          </table:table-cell>
          <table:table-cell table:style-name="Pivot_20_Table_20_Value"/>
          <table:table-cell/>
          <table:table-cell table:style-name="Pivot_20_Table_20_Value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Fischbach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Schluchsee (Ort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style-name="ce27" office:value-type="float" office:value="73" calcext:value-type="float">
            <text:p>7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chönenbach</text:p>
          </table:table-cell>
          <table:table-cell table:style-name="ce25" table:number-columns-repeated="7"/>
          <table:table-cell table:style-name="ce24" office:value-type="float" office:value="52" calcext:value-type="float">
            <text:p>52</text:p>
          </table:table-cell>
          <table:table-cell table:style-name="ce51" office:value-type="float" office:value="52" calcext:value-type="float">
            <text:p>52</text:p>
          </table:table-cell>
        </table:table-row>
        <table:table-row table:style-name="ro1">
          <table:table-cell table:style-name="ce3" office:value-type="string" calcext:value-type="string">
            <text:p>Sölden</text:p>
          </table:table-cell>
          <table:table-cell table:style-name="ce11" office:value-type="string" calcext:value-type="string">
            <text:p>kein Ortsteil</text:p>
          </table:table-cell>
          <table:table-cell table:style-name="ce26" office:value-type="float" office:value="89" calcext:value-type="float">
            <text:p>89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4" calcext:value-type="float">
            <text:p>4</text:p>
          </table:table-cell>
          <table:table-cell table:style-name="ce35" table:number-columns-repeated="3"/>
          <table:table-cell table:style-name="ce44"/>
          <table:table-cell table:style-name="ce48" office:value-type="float" office:value="404" calcext:value-type="float">
            <text:p>404</text:p>
          </table:table-cell>
        </table:table-row>
        <table:table-row table:style-name="ro1">
          <table:table-cell table:style-name="ce3" office:value-type="string" calcext:value-type="string">
            <text:p>St. Märgen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93" calcext:value-type="float">
            <text:p>193</text:p>
          </table:table-cell>
          <table:table-cell table:style-name="ce48" office:value-type="float" office:value="517" calcext:value-type="float">
            <text:p>517</text:p>
          </table:table-cell>
        </table:table-row>
        <table:table-row table:style-name="ro1">
          <table:table-cell table:style-name="ce3" office:value-type="string" calcext:value-type="string">
            <text:p>St. Peter</text:p>
          </table:table-cell>
          <table:table-cell table:style-name="ce11" office:value-type="string" calcext:value-type="string">
            <text:p>kein Ortsteil</text:p>
          </table:table-cell>
          <table:table-cell table:style-name="ce26" office:value-type="float" office:value="46" calcext:value-type="float">
            <text:p>46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37" office:value-type="float" office:value="164" calcext:value-type="float">
            <text:p>164</text:p>
          </table:table-cell>
          <table:table-cell table:style-name="ce48" office:value-type="float" office:value="662" calcext:value-type="float">
            <text:p>662</text:p>
          </table:table-cell>
        </table:table-row>
        <table:table-row table:style-name="ro1">
          <table:table-cell table:style-name="ce4" office:value-type="string" calcext:value-type="string">
            <text:p>Staufen im Breisgau</text:p>
          </table:table-cell>
          <table:table-cell table:style-name="ce12" office:value-type="string" calcext:value-type="string">
            <text:p>Grunern</text:p>
          </table:table-cell>
          <table:table-cell table:style-name="ce31" table:number-columns-repeated="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18" calcext:value-type="float">
            <text:p>18</text:p>
          </table:table-cell>
          <table:table-cell table:style-name="ce49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kein Ortsteil</text:p>
          </table:table-cell>
          <table:table-cell table:style-name="Pivot_20_Table_20_Value"/>
          <table:table-cell/>
          <table:table-cell table:style-name="Pivot_20_Table_20_Value" table:number-columns-repeated="5"/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ufen (Kernstadt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4" calcext:value-type="float">
            <text:p>74</text:p>
          </table:table-cell>
          <table:table-cell office:value-type="float" office:value="274" calcext:value-type="float">
            <text:p>274</text:p>
          </table:table-cell>
          <table:table-cell office:value-type="float" office:value="447" calcext:value-type="float">
            <text:p>447</text:p>
          </table:table-cell>
          <table:table-cell office:value-type="float" office:value="314" calcext:value-type="float">
            <text:p>314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ettelbrunn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8" calcext:value-type="float">
            <text:p>8</text:p>
          </table:table-cell>
          <table:table-cell table:style-name="ce25" table:number-columns-repeated="3"/>
          <table:table-cell table:style-name="ce24" office:value-type="float" office:value="1" calcext:value-type="float">
            <text:p>1</text:p>
          </table:table-cell>
          <table:table-cell table:style-name="ce51" office:value-type="float" office:value="217" calcext:value-type="float">
            <text:p>217</text:p>
          </table:table-cell>
        </table:table-row>
        <table:table-row table:style-name="ro1">
          <table:table-cell table:style-name="ce4" office:value-type="string" calcext:value-type="string">
            <text:p>Stegen</text:p>
          </table:table-cell>
          <table:table-cell table:style-name="ce12" office:value-type="string" calcext:value-type="string">
            <text:p>Eschbach</text:p>
          </table:table-cell>
          <table:table-cell table:style-name="ce20" office:value-type="float" office:value="28" calcext:value-type="float">
            <text:p>2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1" calcext:value-type="float">
            <text:p>21</text:p>
          </table:table-cell>
          <table:table-cell table:style-name="ce38" office:value-type="float" office:value="45" calcext:value-type="float">
            <text:p>45</text:p>
          </table:table-cell>
          <table:table-cell table:style-name="ce49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Stegen (Kernort)</text:p>
          </table:table-cell>
          <table:table-cell table:style-name="ce21" office:value-type="float" office:value="81" calcext:value-type="float">
            <text:p>81</text:p>
          </table:table-cell>
          <table:table-cell table:style-name="ce27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ittental</text:p>
          </table:table-cell>
          <table:table-cell table:style-name="ce29"/>
          <table:table-cell table:style-name="ce25" table:number-columns-repeated="5"/>
          <table:table-cell table:style-name="ce24" office:value-type="float" office:value="7" calcext:value-type="float">
            <text:p>7</text:p>
          </table:table-cell>
          <table:table-cell table:style-name="ce41" office:value-type="float" office:value="108" calcext:value-type="float">
            <text:p>108</text:p>
          </table:table-cell>
          <table:table-cell table:style-name="ce51" office:value-type="float" office:value="115" calcext:value-type="float">
            <text:p>115</text:p>
          </table:table-cell>
        </table:table-row>
        <table:table-row table:style-name="ro1">
          <table:table-cell table:style-name="ce4" office:value-type="string" calcext:value-type="string">
            <text:p>Sulzburg</text:p>
          </table:table-cell>
          <table:table-cell table:style-name="ce12" office:value-type="string" calcext:value-type="string">
            <text:p>Laufen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" calcext:value-type="float">
            <text:p>1</text:p>
          </table:table-cell>
          <table:table-cell table:style-name="ce31" table:number-columns-repeated="2"/>
          <table:table-cell table:style-name="ce49" office:value-type="float" office:value="274" calcext:value-type="float">
            <text:p>27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ulzburg (Kernstadt)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51" office:value-type="float" office:value="569" calcext:value-type="float">
            <text:p>569</text:p>
          </table:table-cell>
        </table:table-row>
        <table:table-row table:style-name="ro1">
          <table:table-cell table:style-name="ce4" office:value-type="string" calcext:value-type="string">
            <text:p>Titisee-Neustadt</text:p>
          </table:table-cell>
          <table:table-cell table:style-name="ce12" office:value-type="string" calcext:value-type="string">
            <text:p>kein Ortsteil</text:p>
          </table:table-cell>
          <table:table-cell table:style-name="ce28"/>
          <table:table-cell table:style-name="ce31" table:number-columns-repeated="3"/>
          <table:table-cell table:style-name="ce23" office:value-type="float" office:value="1" calcext:value-type="float">
            <text:p>1</text:p>
          </table:table-cell>
          <table:table-cell table:style-name="ce31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ngenordnach</text:p>
          </table:table-cell>
          <table:table-cell table:number-columns-repeated="2"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Neustadt im Schwarzwald</text:p>
          </table:table-cell>
          <table:table-cell table:style-name="ce21" office:value-type="float" office:value="102" calcext:value-type="float">
            <text:p>102</text:p>
          </table:table-cell>
          <table:table-cell table:style-name="ce27" office:value-type="float" office:value="340" calcext:value-type="float">
            <text:p>340</text:p>
          </table:table-cell>
          <table:table-cell office:value-type="float" office:value="485" calcext:value-type="float">
            <text:p>485</text:p>
          </table:table-cell>
          <table:table-cell office:value-type="float" office:value="367" calcext:value-type="float">
            <text:p>36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/>
          <table:table-cell office:value-type="string" calcext:value-type="string">
            <text:p>Rudenberg</text:p>
          </table:table-cell>
          <table:table-cell table:number-columns-repeated="2"/>
          <table:table-cell table:style-name="Pivot_20_Table_20_Value"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Schwärzenbach</text:p>
          </table:table-cell>
          <table:table-cell table:number-columns-repeated="2"/>
          <table:table-cell table:style-name="Pivot_20_Table_20_Value" table:number-columns-repeated="5"/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Titise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82" calcext:value-type="float">
            <text:p>18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Waldau</text:p>
          </table:table-cell>
          <table:table-cell table:style-name="ce22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41" office:value-type="float" office:value="25" calcext:value-type="float">
            <text:p>25</text:p>
          </table:table-cell>
          <table:table-cell table:style-name="ce51" office:value-type="float" office:value="111" calcext:value-type="float">
            <text:p>111</text:p>
          </table:table-cell>
        </table:table-row>
        <table:table-row table:style-name="ro1">
          <table:table-cell table:style-name="ce3" office:value-type="string" calcext:value-type="string">
            <text:p>Umkirch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15" calcext:value-type="float">
            <text:p>15</text:p>
          </table:table-cell>
          <table:table-cell table:style-name="ce35"/>
          <table:table-cell table:style-name="ce19" office:value-type="float" office:value="11" calcext:value-type="float">
            <text:p>11</text:p>
          </table:table-cell>
          <table:table-cell table:style-name="ce48" office:value-type="float" office:value="969" calcext:value-type="float">
            <text:p>969</text:p>
          </table:table-cell>
        </table:table-row>
        <table:table-row table:style-name="ro1">
          <table:table-cell table:style-name="ce4" office:value-type="string" calcext:value-type="string">
            <text:p>Vogtsburg im Kaiserstuhl</text:p>
          </table:table-cell>
          <table:table-cell table:style-name="ce12" office:value-type="string" calcext:value-type="string">
            <text:p>Achkarren</text:p>
          </table:table-cell>
          <table:table-cell table:style-name="ce28"/>
          <table:table-cell table:style-name="ce31" table:number-columns-repeated="6"/>
          <table:table-cell table:style-name="ce38" office:value-type="float" office:value="253" calcext:value-type="float">
            <text:p>253</text:p>
          </table:table-cell>
          <table:table-cell table:style-name="ce49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string" calcext:value-type="string">
            <text:p>Bickensohl</text:p>
          </table:table-cell>
          <table:table-cell table:number-columns-repeated="2"/>
          <table:table-cell table:style-name="Pivot_20_Table_20_Value" table:number-columns-repeated="4"/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string" calcext:value-type="string">
            <text:p>Bischoffingen</text:p>
          </table:table-cell>
          <table:table-cell table:number-columns-repeated="2"/>
          <table:table-cell table:style-name="Pivot_20_Table_20_Value" table:number-columns-repeated="4"/>
          <table:table-cell office:value-type="float" office:value="31" calcext:value-type="float">
            <text:p>31</text:p>
          </table:table-cell>
          <table:table-cell office:value-type="float" office:value="208" calcext:value-type="float">
            <text:p>20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Burkheim</text:p>
          </table:table-cell>
          <table:table-cell table:number-columns-repeated="2"/>
          <table:table-cell table:style-name="Pivot_20_Table_20_Value" table:number-columns-repeated="5"/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Oberbergen</text:p>
          </table:table-cell>
          <table:table-cell table:style-name="ce21" office:value-type="float" office:value="61" calcext:value-type="float">
            <text:p>61</text:p>
          </table:table-cell>
          <table:table-cell table:style-name="ce27"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Oberrotweil</text:p>
          </table:table-cell>
          <table:table-cell table:style-name="ce21" office:value-type="float" office:value="21" calcext:value-type="float">
            <text:p>21</text:p>
          </table:table-cell>
          <table:table-cell table:style-name="ce27" office:value-type="float" office:value="106" calcext:value-type="float">
            <text:p>106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Schelingen</text:p>
          </table:table-cell>
          <table:table-cell table:style-name="ce29"/>
          <table:table-cell table:style-name="ce25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41" office:value-type="float" office:value="76" calcext:value-type="float">
            <text:p>76</text:p>
          </table:table-cell>
          <table:table-cell table:style-name="ce51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string" calcext:value-type="string">
            <text:p>Wittnau</text:p>
          </table:table-cell>
          <table:table-cell table:style-name="ce11" office:value-type="string" calcext:value-type="string">
            <text:p>kein Ortsteil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5"/>
          <table:table-cell table:style-name="ce19" office:value-type="float" office:value="1" calcext:value-type="float">
            <text:p>1</text:p>
          </table:table-cell>
          <table:table-cell table:style-name="ce48" office:value-type="float" office:value="435" calcext:value-type="float">
            <text:p>435</text:p>
          </table:table-cell>
        </table:table-row>
        <table:table-row table:style-name="ro1">
          <table:table-cell table:style-name="ce7" office:value-type="string" calcext:value-type="string">
            <text:p>Summe Ergebnis</text:p>
          </table:table-cell>
          <table:table-cell table:style-name="ce15"/>
          <table:table-cell table:style-name="ce32" office:value-type="float" office:value="4786" calcext:value-type="float">
            <text:p>4786</text:p>
          </table:table-cell>
          <table:table-cell table:style-name="ce36" office:value-type="float" office:value="13211" calcext:value-type="float">
            <text:p>13211</text:p>
          </table:table-cell>
          <table:table-cell table:style-name="ce36" office:value-type="float" office:value="14338" calcext:value-type="float">
            <text:p>14338</text:p>
          </table:table-cell>
          <table:table-cell table:style-name="ce36" office:value-type="float" office:value="10056" calcext:value-type="float">
            <text:p>10056</text:p>
          </table:table-cell>
          <table:table-cell table:style-name="ce36" office:value-type="float" office:value="5953" calcext:value-type="float">
            <text:p>5953</text:p>
          </table:table-cell>
          <table:table-cell table:style-name="ce36" office:value-type="float" office:value="3810" calcext:value-type="float">
            <text:p>3810</text:p>
          </table:table-cell>
          <table:table-cell table:style-name="ce36" office:value-type="float" office:value="4414" calcext:value-type="float">
            <text:p>4414</text:p>
          </table:table-cell>
          <table:table-cell table:style-name="ce45" office:value-type="float" office:value="10019" calcext:value-type="float">
            <text:p>10019</text:p>
          </table:table-cell>
          <table:table-cell table:style-name="ce52" office:value-type="float" office:value="66587" calcext:value-type="float">
            <text:p>66587</text:p>
          </table:table-cell>
        </table:table-row>
      </table:table>
      <table:named-expressions/>
      <table:database-ranges>
        <table:database-range table:name="__Anonymous_Sheet_DB__0" table:target-range-address="LKBHausw_2025.A1:LKBHausw_2025.E1861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-Tabelle_LKBHausw_2025_1'.A1:'Pivot-Tabelle_LKBHausw_2025_1'.K146" table:buttons="'Pivot-Tabelle_LKBHausw_2025_1'.A1 'Pivot-Tabelle_LKBHausw_2025_1'.A4 'Pivot-Tabelle_LKBHausw_2025_1'.B4 'Pivot-Tabelle_LKBHausw_2025_1'.C3" table:show-filter-button="false" table:drill-down-on-double-click="false">
          <table:source-cell-range table:cell-range-address="LKBHausw_2025.A1:LKBHausw_2025.E1861"/>
          <table:data-pilot-field table:source-field-name="landuse" table:orientation="page" table:used-hierarchy="0" table:function="auto" loext:ignore-selected-page="true" table:selected-page="allotments">
            <table:data-pilot-level table:show-empty="false" calcext:repeat-item-labels="false">
              <table:data-pilot-members>
                <table:data-pilot-member table:name="allotments" table:display="true" table:show-details="true"/>
                <table:data-pilot-member table:name="brownfield" table:display="true" table:show-details="true"/>
                <table:data-pilot-member table:name="cemetery" table:display="true" table:show-details="true"/>
                <table:data-pilot-member table:name="commercial" table:display="false" table:show-details="true"/>
                <table:data-pilot-member table:name="construction" table:display="true" table:show-details="true"/>
                <table:data-pilot-member table:name="education" table:display="true" table:show-details="true"/>
                <table:data-pilot-member table:name="farmland" table:display="true" table:show-details="true"/>
                <table:data-pilot-member table:name="farmyard" table:display="true" table:show-details="true"/>
                <table:data-pilot-member table:name="forest" table:display="true" table:show-details="true"/>
                <table:data-pilot-member table:name="grass" table:display="true" table:show-details="true"/>
                <table:data-pilot-member table:name="greenfield" table:display="true" table:show-details="true"/>
                <table:data-pilot-member table:name="greenhouse_horticulture" table:display="true" table:show-details="true"/>
                <table:data-pilot-member table:name="industrial" table:display="false" table:show-details="true"/>
                <table:data-pilot-member table:name="landfill" table:display="true" table:show-details="true"/>
                <table:data-pilot-member table:name="meadow" table:display="true" table:show-details="true"/>
                <table:data-pilot-member table:name="military" table:display="true" table:show-details="true"/>
                <table:data-pilot-member table:name="orchard" table:display="true" table:show-details="true"/>
                <table:data-pilot-member table:name="plant_nursery" table:display="true" table:show-details="true"/>
                <table:data-pilot-member table:name="quarry" table:display="true" table:show-details="true"/>
                <table:data-pilot-member table:name="railway" table:display="true" table:show-details="true"/>
                <table:data-pilot-member table:name="recreation_ground" table:display="true" table:show-details="true"/>
                <table:data-pilot-member table:name="religious" table:display="true" table:show-details="true"/>
                <table:data-pilot-member table:name="residential" table:display="true" table:show-details="true"/>
                <table:data-pilot-member table:name="retail" table:display="true" table:show-details="true"/>
                <table:data-pilot-member table:name="unbekannt" table:display="true" table:show-details="true"/>
                <table:data-pilot-member table:name="vineyard" table:display="true" table:show-details="true"/>
                <table:data-pilot-member table:name="winter_spor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iptim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m_name" table:orientation="row" table:used-hierarchy="0" table:function="auto">
            <table:data-pilot-level table:show-empty="false" calcext:repeat-item-labels="false">
              <table:data-pilot-members>
                <table:data-pilot-member table:name="Au" table:display="true" table:show-details="true"/>
                <table:data-pilot-member table:name="Auggen" table:display="true" table:show-details="true"/>
                <table:data-pilot-member table:name="Bad Krozingen" table:display="true" table:show-details="true"/>
                <table:data-pilot-member table:name="Badenweiler" table:display="true" table:show-details="true"/>
                <table:data-pilot-member table:name="Ballrechten-Dottingen" table:display="true" table:show-details="true"/>
                <table:data-pilot-member table:name="Bollschweil" table:display="true" table:show-details="true"/>
                <table:data-pilot-member table:name="Bötzingen" table:display="true" table:show-details="true"/>
                <table:data-pilot-member table:name="Breisach am Rhein" table:display="true" table:show-details="true"/>
                <table:data-pilot-member table:name="Breitnau" table:display="true" table:show-details="true"/>
                <table:data-pilot-member table:name="Buchenbach" table:display="true" table:show-details="true"/>
                <table:data-pilot-member table:name="Buggingen" table:display="true" table:show-details="true"/>
                <table:data-pilot-member table:name="Ebringen" table:display="true" table:show-details="true"/>
                <table:data-pilot-member table:name="Ehrenkirchen" table:display="true" table:show-details="true"/>
                <table:data-pilot-member table:name="Eichstetten" table:display="true" table:show-details="true"/>
                <table:data-pilot-member table:name="Eisenbach (Hochschwarzwald)" table:display="true" table:show-details="true"/>
                <table:data-pilot-member table:name="Eschbach" table:display="true" table:show-details="true"/>
                <table:data-pilot-member table:name="Feldberg (Schwarzwald)" table:display="true" table:show-details="true"/>
                <table:data-pilot-member table:name="Friedenweiler" table:display="true" table:show-details="true"/>
                <table:data-pilot-member table:name="Glottertal" table:display="true" table:show-details="true"/>
                <table:data-pilot-member table:name="Gottenheim" table:display="true" table:show-details="true"/>
                <table:data-pilot-member table:name="Gundelfingen" table:display="true" table:show-details="true"/>
                <table:data-pilot-member table:name="Hartheim am Rhein" table:display="true" table:show-details="true"/>
                <table:data-pilot-member table:name="Heitersheim" table:display="true" table:show-details="true"/>
                <table:data-pilot-member table:name="Heuweiler" table:display="true" table:show-details="true"/>
                <table:data-pilot-member table:name="Hinterzarten" table:display="true" table:show-details="true"/>
                <table:data-pilot-member table:name="Horben" table:display="true" table:show-details="true"/>
                <table:data-pilot-member table:name="Ihringen" table:display="true" table:show-details="true"/>
                <table:data-pilot-member table:name="Kirchzarten" table:display="true" table:show-details="true"/>
                <table:data-pilot-member table:name="Lenzkirch" table:display="true" table:show-details="true"/>
                <table:data-pilot-member table:name="Löffingen" table:display="true" table:show-details="true"/>
                <table:data-pilot-member table:name="March" table:display="true" table:show-details="true"/>
                <table:data-pilot-member table:name="Merdingen" table:display="true" table:show-details="true"/>
                <table:data-pilot-member table:name="Merzhausen" table:display="true" table:show-details="true"/>
                <table:data-pilot-member table:name="Müllheim im Markgräflerland" table:display="true" table:show-details="true"/>
                <table:data-pilot-member table:name="Münstertal" table:display="true" table:show-details="true"/>
                <table:data-pilot-member table:name="Neuenburg am Rhein" table:display="true" table:show-details="true"/>
                <table:data-pilot-member table:name="Oberried" table:display="true" table:show-details="true"/>
                <table:data-pilot-member table:name="Pfaffenweiler" table:display="true" table:show-details="true"/>
                <table:data-pilot-member table:name="Schallstadt" table:display="true" table:show-details="true"/>
                <table:data-pilot-member table:name="Schluchsee" table:display="true" table:show-details="true"/>
                <table:data-pilot-member table:name="Sölden" table:display="true" table:show-details="true"/>
                <table:data-pilot-member table:name="St. Märgen" table:display="true" table:show-details="true"/>
                <table:data-pilot-member table:name="St. Peter" table:display="true" table:show-details="true"/>
                <table:data-pilot-member table:name="Staufen im Breisgau" table:display="true" table:show-details="true"/>
                <table:data-pilot-member table:name="Stegen" table:display="true" table:show-details="true"/>
                <table:data-pilot-member table:name="Sulzburg" table:display="true" table:show-details="true"/>
                <table:data-pilot-member table:name="Titisee-Neustadt" table:display="true" table:show-details="true"/>
                <table:data-pilot-member table:name="Umkirch" table:display="true" table:show-details="true"/>
                <table:data-pilot-member table:name="Vogtsburg im Kaiserstuhl" table:display="true" table:show-details="true"/>
                <table:data-pilot-member table:name="Wittna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tsteil" table:orientation="row" table:used-hierarchy="0" table:function="auto">
            <table:data-pilot-level table:show-empty="false" calcext:repeat-item-labels="false">
              <table:data-pilot-members>
                <table:data-pilot-member table:name="Achkarren" table:display="true" table:show-details="true"/>
                <table:data-pilot-member table:name="Altglashütten" table:display="true" table:show-details="true"/>
                <table:data-pilot-member table:name="Bachheim" table:display="true" table:show-details="true"/>
                <table:data-pilot-member table:name="Bad Krozingen (Kernstadt)" table:display="true" table:show-details="true"/>
                <table:data-pilot-member table:name="Badenweiler (Kernort)" table:display="true" table:show-details="true"/>
                <table:data-pilot-member table:name="Ballrechten" table:display="true" table:show-details="true"/>
                <table:data-pilot-member table:name="Betberg" table:display="true" table:show-details="true"/>
                <table:data-pilot-member table:name="Bickensohl" table:display="true" table:show-details="true"/>
                <table:data-pilot-member table:name="Biengen" table:display="true" table:show-details="true"/>
                <table:data-pilot-member table:name="Bischoffingen" table:display="true" table:show-details="true"/>
                <table:data-pilot-member table:name="Blasiwald" table:display="true" table:show-details="true"/>
                <table:data-pilot-member table:name="Bollschweil (Kernort)" table:display="true" table:show-details="true"/>
                <table:data-pilot-member table:name="Breisach (Kernstadt)" table:display="true" table:show-details="true"/>
                <table:data-pilot-member table:name="Bremgarten" table:display="true" table:show-details="true"/>
                <table:data-pilot-member table:name="Britzingen" table:display="true" table:show-details="true"/>
                <table:data-pilot-member table:name="Bubenbach" table:display="true" table:show-details="true"/>
                <table:data-pilot-member table:name="Buchenbach (Kernort)" table:display="true" table:show-details="true"/>
                <table:data-pilot-member table:name="Buchheim" table:display="true" table:show-details="true"/>
                <table:data-pilot-member table:name="Buggingen (Kernort)" table:display="true" table:show-details="true"/>
                <table:data-pilot-member table:name="Burg" table:display="true" table:show-details="true"/>
                <table:data-pilot-member table:name="Burkheim" table:display="true" table:show-details="true"/>
                <table:data-pilot-member table:name="Dattingen" table:display="true" table:show-details="true"/>
                <table:data-pilot-member table:name="Dittishausen" table:display="true" table:show-details="true"/>
                <table:data-pilot-member table:name="Dottingen" table:display="true" table:show-details="true"/>
                <table:data-pilot-member table:name="Ehrenstetten" table:display="true" table:show-details="true"/>
                <table:data-pilot-member table:name="Eisenbach" table:display="true" table:show-details="true"/>
                <table:data-pilot-member table:name="Eschbach" table:display="true" table:show-details="true"/>
                <table:data-pilot-member table:name="Falkau" table:display="true" table:show-details="true"/>
                <table:data-pilot-member table:name="Falkensteig" table:display="true" table:show-details="true"/>
                <table:data-pilot-member table:name="Faulenfürst" table:display="true" table:show-details="true"/>
                <table:data-pilot-member table:name="Feldberg (Müllheim)" table:display="true" table:show-details="true"/>
                <table:data-pilot-member table:name="Feldberg (Ort)" table:display="true" table:show-details="true"/>
                <table:data-pilot-member table:name="Feldkirch" table:display="true" table:show-details="true"/>
                <table:data-pilot-member table:name="Fischbach" table:display="true" table:show-details="true"/>
                <table:data-pilot-member table:name="Föhrental" table:display="true" table:show-details="true"/>
                <table:data-pilot-member table:name="Friedenweiler (Kernort)" table:display="true" table:show-details="true"/>
                <table:data-pilot-member table:name="Gallenweiler" table:display="true" table:show-details="true"/>
                <table:data-pilot-member table:name="Göschweiler" table:display="true" table:show-details="true"/>
                <table:data-pilot-member table:name="Grißheim" table:display="true" table:show-details="true"/>
                <table:data-pilot-member table:name="Grunern" table:display="true" table:show-details="true"/>
                <table:data-pilot-member table:name="Gundelfingen" table:display="true" table:show-details="true"/>
                <table:data-pilot-member table:name="Gündlingen" table:display="true" table:show-details="true"/>
                <table:data-pilot-member table:name="Hartheim (Kernort)" table:display="true" table:show-details="true"/>
                <table:data-pilot-member table:name="Hausen an der Möhlin" table:display="true" table:show-details="true"/>
                <table:data-pilot-member table:name="Heitersheim (Kernstadt)" table:display="true" table:show-details="true"/>
                <table:data-pilot-member table:name="Hofsgrund" table:display="true" table:show-details="true"/>
                <table:data-pilot-member table:name="Holzhausen" table:display="true" table:show-details="true"/>
                <table:data-pilot-member table:name="Hügelheim" table:display="true" table:show-details="true"/>
                <table:data-pilot-member table:name="Hugstetten" table:display="true" table:show-details="true"/>
                <table:data-pilot-member table:name="Ihringen (Kernort)" table:display="true" table:show-details="true"/>
                <table:data-pilot-member table:name="Kappel" table:display="true" table:show-details="true"/>
                <table:data-pilot-member table:name="kein Ortsteil" table:display="true" table:show-details="true"/>
                <table:data-pilot-member table:name="Kirchhofen" table:display="true" table:show-details="true"/>
                <table:data-pilot-member table:name="Kirchzarten (Kernort)" table:display="true" table:show-details="true"/>
                <table:data-pilot-member table:name="Langenordnach" table:display="true" table:show-details="true"/>
                <table:data-pilot-member table:name="Laufen" table:display="true" table:show-details="true"/>
                <table:data-pilot-member table:name="Lenzkirch (Kernort)" table:display="true" table:show-details="true"/>
                <table:data-pilot-member table:name="Lipburg" table:display="true" table:show-details="true"/>
                <table:data-pilot-member table:name="Löffingen (Kernstadt)" table:display="true" table:show-details="true"/>
                <table:data-pilot-member table:name="Mengen" table:display="true" table:show-details="true"/>
                <table:data-pilot-member table:name="Müllheim" table:display="true" table:show-details="true"/>
                <table:data-pilot-member table:name="Neuenburg am Rhein" table:display="true" table:show-details="true"/>
                <table:data-pilot-member table:name="Neuershausen" table:display="true" table:show-details="true"/>
                <table:data-pilot-member table:name="Neustadt im Schwarzwald" table:display="true" table:show-details="true"/>
                <table:data-pilot-member table:name="Niederrimsingen" table:display="true" table:show-details="true"/>
                <table:data-pilot-member table:name="Niederweiler" table:display="true" table:show-details="true"/>
                <table:data-pilot-member table:name="Norsingen" table:display="true" table:show-details="true"/>
                <table:data-pilot-member table:name="Oberbergen" table:display="true" table:show-details="true"/>
                <table:data-pilot-member table:name="Oberbränd" table:display="true" table:show-details="true"/>
                <table:data-pilot-member table:name="Oberglottertal" table:display="true" table:show-details="true"/>
                <table:data-pilot-member table:name="Obermünstertal" table:display="true" table:show-details="true"/>
                <table:data-pilot-member table:name="Oberried" table:display="true" table:show-details="true"/>
                <table:data-pilot-member table:name="Oberrimsingen" table:display="true" table:show-details="true"/>
                <table:data-pilot-member table:name="Oberrotweil" table:display="true" table:show-details="true"/>
                <table:data-pilot-member table:name="Offnadingen" table:display="true" table:show-details="true"/>
                <table:data-pilot-member table:name="Ohrensbach" table:display="true" table:show-details="true"/>
                <table:data-pilot-member table:name="Raitenbuch" table:display="true" table:show-details="true"/>
                <table:data-pilot-member table:name="Reiselfingen" table:display="true" table:show-details="true"/>
                <table:data-pilot-member table:name="Rötenbach" table:display="true" table:show-details="true"/>
                <table:data-pilot-member table:name="Rudenberg" table:display="true" table:show-details="true"/>
                <table:data-pilot-member table:name="Saig" table:display="true" table:show-details="true"/>
                <table:data-pilot-member table:name="Schallstadt (Kernort)" table:display="true" table:show-details="true"/>
                <table:data-pilot-member table:name="Schelingen" table:display="true" table:show-details="true"/>
                <table:data-pilot-member table:name="Scherzingen" table:display="true" table:show-details="true"/>
                <table:data-pilot-member table:name="Schlatt" table:display="true" table:show-details="true"/>
                <table:data-pilot-member table:name="Schluchsee (Ort)" table:display="true" table:show-details="true"/>
                <table:data-pilot-member table:name="Schollach" table:display="true" table:show-details="true"/>
                <table:data-pilot-member table:name="Schönenbach" table:display="true" table:show-details="true"/>
                <table:data-pilot-member table:name="Schwärzenbach" table:display="true" table:show-details="true"/>
                <table:data-pilot-member table:name="Schweighof" table:display="true" table:show-details="true"/>
                <table:data-pilot-member table:name="Seefelden" table:display="true" table:show-details="true"/>
                <table:data-pilot-member table:name="Seppenhofen" table:display="true" table:show-details="true"/>
                <table:data-pilot-member table:name="St. Ulrich" table:display="true" table:show-details="true"/>
                <table:data-pilot-member table:name="St. Wilhelm" table:display="true" table:show-details="true"/>
                <table:data-pilot-member table:name="Staufen (Kernstadt)" table:display="true" table:show-details="true"/>
                <table:data-pilot-member table:name="Stegen (Kernort)" table:display="true" table:show-details="true"/>
                <table:data-pilot-member table:name="Steinenstadt" table:display="true" table:show-details="true"/>
                <table:data-pilot-member table:name="Sulzburg (Kernstadt)" table:display="true" table:show-details="true"/>
                <table:data-pilot-member table:name="Titisee" table:display="true" table:show-details="true"/>
                <table:data-pilot-member table:name="Tunsel" table:display="true" table:show-details="true"/>
                <table:data-pilot-member table:name="Unadingen" table:display="true" table:show-details="true"/>
                <table:data-pilot-member table:name="Unterglottertal" table:display="true" table:show-details="true"/>
                <table:data-pilot-member table:name="Unteribental" table:display="true" table:show-details="true"/>
                <table:data-pilot-member table:name="Untermünstertal" table:display="true" table:show-details="true"/>
                <table:data-pilot-member table:name="Vögisheim" table:display="true" table:show-details="true"/>
                <table:data-pilot-member table:name="Wagensteig" table:display="true" table:show-details="true"/>
                <table:data-pilot-member table:name="Waldau" table:display="true" table:show-details="true"/>
                <table:data-pilot-member table:name="Wasenweiler" table:display="true" table:show-details="true"/>
                <table:data-pilot-member table:name="Wettelbrunn" table:display="true" table:show-details="true"/>
                <table:data-pilot-member table:name="Wildtal" table:display="true" table:show-details="true"/>
                <table:data-pilot-member table:name="Wittental" table:display="true" table:show-details="true"/>
                <table:data-pilot-member table:name="Wolfenweiler" table:display="true" table:show-details="true"/>
                <table:data-pilot-member table:name="Zarten" table:display="true" table:show-details="true"/>
                <table:data-pilot-member table:name="Zastler" table:display="true" table:show-details="true"/>
                <table:data-pilot-member table:name="Zienken" table:display="true" table:show-details="true"/>
                <table:data-pilot-member table:name="Zunzing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z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2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8" table:display="true" table:show-details="true"/>
                <table:data-pilot-member table:name="232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50" table:display="true" table:show-details="true"/>
                <table:data-pilot-member table:name="253" table:display="true" table:show-details="true"/>
                <table:data-pilot-member table:name="256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4" table:display="true" table:show-details="true"/>
                <table:data-pilot-member table:name="310" table:display="true" table:show-details="true"/>
                <table:data-pilot-member table:name="31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3" table:display="true" table:show-details="true"/>
                <table:data-pilot-member table:name="337" table:display="true" table:show-details="true"/>
                <table:data-pilot-member table:name="349" table:display="true" table:show-details="true"/>
                <table:data-pilot-member table:name="351" table:display="true" table:show-details="true"/>
                <table:data-pilot-member table:name="357" table:display="true" table:show-details="true"/>
                <table:data-pilot-member table:name="359" table:display="true" table:show-details="true"/>
                <table:data-pilot-member table:name="366" table:display="true" table:show-details="true"/>
                <table:data-pilot-member table:name="381" table:display="true" table:show-details="true"/>
                <table:data-pilot-member table:name="387" table:display="true" table:show-details="true"/>
                <table:data-pilot-member table:name="391" table:display="true" table:show-details="true"/>
                <table:data-pilot-member table:name="416" table:display="true" table:show-details="true"/>
                <table:data-pilot-member table:name="419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6" table:display="true" table:show-details="true"/>
                <table:data-pilot-member table:name="434" table:display="true" table:show-details="true"/>
                <table:data-pilot-member table:name="439" table:display="true" table:show-details="true"/>
                <table:data-pilot-member table:name="443" table:display="true" table:show-details="true"/>
                <table:data-pilot-member table:name="450" table:display="true" table:show-details="true"/>
                <table:data-pilot-member table:name="465" table:display="true" table:show-details="true"/>
                <table:data-pilot-member table:name="478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533" table:display="true" table:show-details="true"/>
                <table:data-pilot-member table:name="584" table:display="true" table:show-details="true"/>
                <table:data-pilot-member table:name="596" table:display="true" table:show-details="true"/>
                <table:data-pilot-member table:name="639" table:display="true" table:show-details="true"/>
                <table:data-pilot-member table:name="666" table:display="true" table:show-details="true"/>
                <table:data-pilot-member table:name="7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17:06:26.897040796</dc:date>
    <meta:editing-duration>PT1H43M16S</meta:editing-duration>
    <meta:editing-cycles>1</meta:editing-cycles>
    <meta:document-statistic meta:table-count="2" meta:cell-count="10386" meta:object-count="0"/>
    <meta:generator>LibreOffice/24.8.4.2$Linux_X86_64 LibreOffice_project/480$Build-2</meta:generator>
  </office:meta>
</office:document-meta>
</file>